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text:p>
          </table:table-cell>
          <table:table-cell office:value-type="string">
            <text:p>http://hypproject.altervista.org/img/Devices/tablet/APPLE_IPAD_97_spacegrey_01.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text:p>
          </table:table-cell>
          <table:table-cell office:value-type="string">
            <text:p>http://hypproject.altervista.org/img/Devices/smartphone/SAMSUNG_S7edge_Black_front.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text:p>
          </table:table-cell>
          <table:table-cell office:value-type="string">
            <text:p>http://hypproject.altervista.org/img/Devices/smartphone/huawei-p9-grey-01.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text:p>
          </table:table-cell>
          <table:table-cell office:value-type="string">
            <text:p>http://hypproject.altervista.org/img/device-promotions/iphone6s.pn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text:p>
          </table:table-cell>
          <table:table-cell office:value-type="string">
            <text:p>http://hypproject.altervista.org/img/Devices/tablet/slider_ipad_pro.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text:p>
          </table:table-cell>
          <table:table-cell office:value-type="string">
            <text:p>http://hypproject.altervista.org/img/Devices/tablet/samsung-galaxy-tab-a-9.7-white-1.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 &amp; smart living</text:p>
          </table:table-cell>
          <table:table-cell office:value-type="string">
            <text:p>http://hypproject.altervista.org/img/Devices/tv%20e%20smart%20living/slider_era_plus_900_tecnoware_1.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 &amp; smart living</text:p>
          </table:table-cell>
          <table:table-cell office:value-type="string">
            <text:p>http://hypproject.altervista.org/img/Devices/tv%20e%20smart%20living/CHROMECAST-1.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 &amp; smart living</text:p>
          </table:table-cell>
          <table:table-cell office:value-type="string">
            <text:p>http://hypproject.altervista.org/img/Devices/tv%20e%20smart%20living/gear_vr_3_230x230.pn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 and networking</text:p>
          </table:table-cell>
          <table:table-cell office:value-type="string">
            <text:p>http://hypproject.altervista.org/img/Devices/Modem%20e%20networking/slider-repeater-zyxel-ac750-front.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 and networking</text:p>
          </table:table-cell>
          <table:table-cell office:value-type="string">
            <text:p>http://hypproject.altervista.org/img/Devices/Modem%20e%20networking/80811_TIM_Pack_WiFi_Car.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 and networking</text:p>
          </table:table-cell>
          <table:table-cell office:value-type="string">
            <text:p>http://hypproject.altervista.org/img/Devices/Modem%20e%20networking/modem-wifi-tim-4g-lte-1.jp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 &amp; smart living</text:p>
          </table:table-cell>
          <table:table-cell office:value-type="string">
            <text:p>http://hypproject.altervista.org/img/smart-promotions/samsung-galaxy-gear-s-2_0.jpg</text:p>
          </table:table-cell>
          <table:table-cell office:value-type="string">
            <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12T16:24:58</meta:creation-date>
  </office:meta>
</office:document-meta>
</file>